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5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9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6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7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1" style:font-size-asian="7pt" style:font-style-asian="normal" style:font-weight-asian="normal" style:font-name-complex="Arial2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2.101cm"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1" draw:layer="layout" svg:width="2.813cm" svg:height="0.962cm" svg:x="19.2cm" svg:y="4.6cm">
          <draw:text-box>
            <text:p>SDS011</text:p>
          </draw:text-box>
        </draw:frame>
        <draw:frame draw:style-name="gr78" draw:text-style-name="P21" draw:layer="layout" svg:width="3.038cm" svg:height="0.962cm" svg:x="2.587cm" svg:y="1.2cm">
          <draw:text-box>
            <text:p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79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0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2.587cm" svg:y="1.2cm">
          <draw:text-box>
            <text:p text:style-name="P22"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2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6.487cm" svg:y="1.2cm">
          <draw:text-box>
            <text:p text:style-name="P22">IRLZ44N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4">
          <draw:custom-shape draw:name="Rounded Rectangle 10_4" draw:style-name="gr84" draw:text-style-name="P13" draw:layer="layout" svg:width="1.099cm" svg:height="4.274cm" draw:transform="rotate (-1.57673044625168) translate (5.477cm 14.026cm)">
            <text:p text:style-name="P11"><text:span text:style-name="T3"/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6" draw:text-style-name="P24" draw:layer="layout" svg:width="0.723cm" svg:height="0.295cm" draw:transform="rotate (0.0155334303427495) translate (4.541cm 13.058cm)">
          <text:p text:style-name="P5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7" draw:text-style-name="P25" draw:layer="layout" svg:width="0.719cm" svg:height="0.295cm" draw:transform="rotate (0.0155334303427495) translate (6.343cm 13.058cm)">
          <text:p text:style-name="P5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88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89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0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0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91" draw:text-style-name="P27" draw:layer="layout" svg:width="1.468cm" svg:height="0.762cm" draw:transform="rotate (0.0155334303427495) translate (4.6cm 11.414cm)">
          <text:p text:style-name="P26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92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93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0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0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94" draw:text-style-name="P27" draw:layer="layout" svg:width="1.214cm" svg:height="0.762cm" draw:transform="rotate (0.0155334303427495) translate (17.327cm 11.215cm)">
          <text:p text:style-name="P26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95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7-04T11:33:19.066000000</dc:date>
    <meta:editing-duration>P15DT13H12M3S</meta:editing-duration>
    <meta:editing-cycles>64</meta:editing-cycles>
    <meta:generator>LibreOffice/6.4.0.3$Windows_X86_64 LibreOffice_project/b0a288ab3d2d4774cb44b62f04d5d28733ac6df8</meta:generator>
    <meta:document-statistic meta:object-count="1454"/>
  </office:meta>
</office:document-meta>
</file>